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fo:font-style="normal" officeooo:rsid="0399847e" style:font-style-asian="normal" style:font-style-complex="normal"/>
    </style:style>
    <style:style style:name="T90" style:family="text">
      <style:text-properties fo:font-style="normal" officeooo:rsid="039b4823" style:font-style-asian="normal" style:font-style-complex="normal"/>
    </style:style>
    <style:style style:name="T91" style:family="text">
      <style:text-properties fo:font-style="normal" officeooo:rsid="039bc0e7" style:font-style-asian="normal" style:font-style-complex="normal"/>
    </style:style>
    <style:style style:name="T92" style:family="text">
      <style:text-properties fo:font-style="normal" officeooo:rsid="039daf1e" style:font-style-asian="normal" style:font-style-complex="normal"/>
    </style:style>
    <style:style style:name="T93" style:family="text">
      <style:text-properties fo:font-style="normal" officeooo:rsid="039ecac2" style:font-style-asian="normal" style:font-style-complex="normal"/>
    </style:style>
    <style:style style:name="T94" style:family="text">
      <style:text-properties fo:font-style="normal" officeooo:rsid="039f0bb5" style:font-style-asian="normal" style:font-style-complex="normal"/>
    </style:style>
    <style:style style:name="T95" style:family="text">
      <style:text-properties fo:font-style="normal" officeooo:rsid="03a0099f" style:font-style-asian="normal" style:font-style-complex="normal"/>
    </style:style>
    <style:style style:name="T96" style:family="text">
      <style:text-properties fo:font-style="normal" officeooo:rsid="03a08213" style:font-style-asian="normal" style:font-style-complex="normal"/>
    </style:style>
    <style:style style:name="T97" style:family="text">
      <style:text-properties fo:font-style="normal" officeooo:rsid="03a26d85" style:font-style-asian="normal" style:font-style-complex="normal"/>
    </style:style>
    <style:style style:name="T98" style:family="text">
      <style:text-properties fo:font-style="normal" officeooo:rsid="03a3f102" style:font-style-asian="normal" style:font-style-complex="normal"/>
    </style:style>
    <style:style style:name="T99" style:family="text">
      <style:text-properties fo:font-style="normal" officeooo:rsid="03a4f3d7" style:font-style-asian="normal" style:font-style-complex="normal"/>
    </style:style>
    <style:style style:name="T100" style:family="text">
      <style:text-properties fo:font-style="normal" officeooo:rsid="03a528bc" style:font-style-asian="normal" style:font-style-complex="normal"/>
    </style:style>
    <style:style style:name="T101" style:family="text">
      <style:text-properties fo:font-style="normal" officeooo:rsid="03a52c9d" style:font-style-asian="normal" style:font-style-complex="normal"/>
    </style:style>
    <style:style style:name="T102" style:family="text">
      <style:text-properties fo:font-style="normal" officeooo:rsid="03a53ebe" style:font-style-asian="normal" style:font-style-complex="normal"/>
    </style:style>
    <style:style style:name="T103" style:family="text">
      <style:text-properties fo:font-style="normal" officeooo:rsid="03a55697" style:font-style-asian="normal" style:font-style-complex="normal"/>
    </style:style>
    <style:style style:name="T104" style:family="text">
      <style:text-properties fo:font-style="normal" officeooo:rsid="03a56093" style:font-style-asian="normal" style:font-style-complex="normal"/>
    </style:style>
    <style:style style:name="T105" style:family="text">
      <style:text-properties fo:font-style="normal" officeooo:rsid="03a61026" style:font-style-asian="normal" style:font-style-complex="normal"/>
    </style:style>
    <style:style style:name="T106" style:family="text">
      <style:text-properties officeooo:rsid="000a14f6"/>
    </style:style>
    <style:style style:name="T107" style:family="text">
      <style:text-properties officeooo:rsid="005714b7"/>
    </style:style>
    <style:style style:name="T108" style:family="text">
      <style:text-properties officeooo:rsid="00880dbe"/>
    </style:style>
    <style:style style:name="T109" style:family="text">
      <style:text-properties officeooo:rsid="007c6d62"/>
    </style:style>
    <style:style style:name="T110" style:family="text">
      <style:text-properties officeooo:rsid="00836784"/>
    </style:style>
    <style:style style:name="T111" style:family="text">
      <style:text-properties officeooo:rsid="01e21ff5"/>
    </style:style>
    <style:style style:name="T112" style:family="text">
      <style:text-properties officeooo:rsid="0233449b"/>
    </style:style>
    <style:style style:name="T113" style:family="text">
      <style:text-properties officeooo:rsid="02317916"/>
    </style:style>
    <style:style style:name="T114" style:family="text">
      <style:text-properties officeooo:rsid="023d18e5"/>
    </style:style>
    <style:style style:name="T115" style:family="text">
      <style:text-properties officeooo:rsid="02867bcd"/>
    </style:style>
    <style:style style:name="T116" style:family="text">
      <style:text-properties officeooo:rsid="0063a409"/>
    </style:style>
    <style:style style:name="T117" style:family="text">
      <style:text-properties style:font-name="EB Garamond 12 All SC" fo:font-style="normal" officeooo:rsid="032f4d78" style:font-style-asian="normal" style:font-style-complex="normal"/>
    </style:style>
    <style:style style:name="T118" style:family="text">
      <style:text-properties style:font-name="EB Garamond 12 All SC" fo:font-style="normal" officeooo:rsid="033d7c9b" style:font-style-asian="normal" style:font-style-complex="normal"/>
    </style:style>
    <style:style style:name="T119" style:family="text">
      <style:text-properties style:font-name="EB Garamond 12 All SC" fo:font-style="normal" officeooo:rsid="033e9fb4" style:font-style-asian="normal" style:font-style-complex="normal"/>
    </style:style>
    <style:style style:name="T120" style:family="text">
      <style:text-properties officeooo:rsid="0340943a"/>
    </style:style>
    <style:style style:name="T121" style:family="text">
      <style:text-properties officeooo:rsid="0342108c"/>
    </style:style>
    <style:style style:name="T122" style:family="text">
      <style:text-properties officeooo:rsid="03430102"/>
    </style:style>
    <style:style style:name="T123" style:family="text">
      <style:text-properties officeooo:rsid="03432058"/>
    </style:style>
    <style:style style:name="T124" style:family="text">
      <style:text-properties officeooo:rsid="0344d082"/>
    </style:style>
    <style:style style:name="T125" style:family="text">
      <style:text-properties officeooo:rsid="034a2232"/>
    </style:style>
    <style:style style:name="T126" style:family="text">
      <style:text-properties officeooo:rsid="034f9051"/>
    </style:style>
    <style:style style:name="T127" style:family="text">
      <style:text-properties officeooo:rsid="0350d3c0"/>
    </style:style>
    <style:style style:name="T12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15">8</text:span></text:p>
      <text:p text:style-name="P25"/>
      <text:p text:style-name="P25"/>
      <text:p text:style-name="P21">© 201<text:span text:style-name="T115">8</text:span> by Wolfgang Skala. This edition is licensed under the<text:span text:style-name="T125"><text:line-break/></text:span>Creative Commons Attribution<text:span text:style-name="T108">-NonCommercial-ShareAlike</text:span> 4.0 International License.<text:span text:style-name="T125"><text:line-break/></text:span>To view a copy of this license, visit http://creativecommons.org/licenses/by<text:span text:style-name="T109">-nc-sa</text:span>/4.0/.</text:p>
      <text:p text:style-name="P20"/>
      <text:p text:style-name="P22">Music engraving by LilyPond 2.18.0 (http://www.lilypond.org).<text:span text:style-name="T107"><text:line-break/>Front matter</text:span> typeset with EB Garamond (http://www.georgduffner.at/ebgaramond).</text:p>
      <text:p text:style-name="P25"/>
      <text:p text:style-name="P19">First <text:span text:style-name="T111">version</text:span>, <text:span text:style-name="T120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11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26">9</text:span>-D-<text:span text:style-name="T126">3</text:span>).</text:p>
      <text:p text:style-name="P5"/>
      <text:p text:style-name="P7">In general, this edition closely follows the autograph. Any changes <text:span text:style-name="T10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114"> clno, clarino; Ms, manuscript; o</text:span>rg, basses and organ; <text:span text:style-name="T114">r, rest;</text:span> S,<text:span text:style-name="T127"> </text:span>soprano; T<text:span text:style-name="T110">, </text:span>tenor; <text:span text:style-name="T128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90">183<text:tab/>T<text:tab/>2nd half of bar in Ms: g2–g2</text:span><text:span text:style-name="T91"><text:line-break/></text:span><text:span text:style-name="T90">183<text:tab/></text:span><text:span text:style-name="T91">org</text:span><text:span text:style-name="T90"><text:tab/></text:span><text:span text:style-name="T91">upper voice, </text:span><text:span text:style-name="T90">2nd half of bar in Ms: g2–g2</text:span><text:span text:style-name="T97"><text:line-break/>186<text:tab/>B<text:tab/>3rd half note in Ms: d8–d8–d4</text:span><text:span text:style-name="T90"><text:line-break/></text:span><text:span text:style-name="T88">189<text:tab/></text:span><text:span text:style-name="T101">vl 1, 2, </text:span><text:span text:style-name="T88">S<text:tab/>2nd half note in Ms: b′2</text:span><text:span text:style-name="T92"><text:line-break/>191<text:tab/>T<text:tab/>2nd to 4th half note in Ms: </text:span><text:span text:style-name="T93">d′</text:span><text:span text:style-name="T92">2–</text:span><text:span text:style-name="T93">d</text:span><text:span text:style-name="T92">′</text:span><text:span text:style-name="T93">1</text:span><text:span text:style-name="T94"><text:line-break/>192<text:tab/>T<text:tab/>1st half note in Ms: g2</text:span><text:span text:style-name="T102"><text:line-break/>197<text:tab/>org<text:tab/>bar in Ms: g2–c2–d1</text:span><text:span text:style-name="T103"><text:line-break/>198<text:tab/>clno 1<text:tab/>2nd/3rd half note in Ms: f″2–e″2</text:span><text:span text:style-name="T104"><text:line-break/>198<text:tab/>clno 2<text:tab/>1st half note in Ms: c″2</text:span><text:span text:style-name="T88"><text:line-break/></text:span><text:span text:style-name="T87">202<text:tab/>org<text:tab/>upper voice, 1st half note in Ms: c″2</text:span><text:span text:style-name="T98"><text:line-break/>205<text:tab/>B<text:tab/>2nd half of bar in Ms: d2–c</text:span><text:span text:style-name="T99">2</text:span><text:span text:style-name="T100"><text:line-break/>206<text:tab/>B<text:tab/>1st quarter in Ms: r4</text:span><text:span text:style-name="T95"><text:line-break/>209<text:tab/>T<text:tab/>last half note in Ms: f′2</text:span><text:span text:style-name="T96"><text:line-break/></text:span><text:span text:style-name="T95">2</text:span><text:span text:style-name="T96">12</text:span><text:span text:style-name="T95"><text:tab/>T<text:tab/></text:span><text:span text:style-name="T96">2nd</text:span><text:span text:style-name="T95"> half note in Ms: f′2</text:span><text:span text:style-name="T89"><text:line-break/>214<text:tab/>A<text:tab/>2nd half note in Ms: f′2</text:span><text:span text:style-name="T105"><text:line-break/>215<text:tab/>clno 2<text:tab/>2nd half of bar in Ms: e′2.–g′4</text:span><text:span text:style-name="T16"><text:line-break/><text:line-break/></text:span><text:span text:style-name="T117"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18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19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3">wolfgang</text:span> (at) <text:span text:style-name="T112">esser-skala</text:span>.at<text:span text:style-name="T113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25"><text:line-break/></text:span>C O N T E N T S</text:p>
      <text:p text:style-name="P24"/>
      <text:p text:style-name="P23"/>
      <text:p text:style-name="P18"><text:span text:style-name="T121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22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23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23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24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2:58:12.766752404</dc:date>
    <dc:creator>Wolfgang Skala</dc:creator>
    <meta:editing-duration>P9DT15H28M38S</meta:editing-duration>
    <meta:editing-cycles>85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001" meta:character-count="4887" meta:non-whitespace-character-count="3885"/>
  </office:meta>
</office:document-meta>
</file>